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1" style:family="paragraph" style:parent-style-name="Standard" style:list-style-name="L1">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7" text:outline-level="1">Документация по <text:span text:style-name="T3">программам (макросам)</text:span></text:h>
      <text:h xml:id="id315479088"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516826407"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2731189493"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29"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22M32S</meta:editing-duration>
    <meta:editing-cycles>851</meta:editing-cycles>
    <meta:generator>LibreOffice/6.1.5.2$Linux_X86_64 LibreOffice_project/90f8dcf33c87b3705e78202e3df5142b201bd805</meta:generator>
    <dc:date>2019-05-27T14:02:45.758053752</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convertHyphInText(ThisComponent.Text)
'	Globalscope.BasicLibraries.LoadLibrary( "MRILib" )
	allNotes = ThisComponent.FootNotes
	For x = 0 to allNotes.Count -1
	  aNote = allNotes.getByIndex(x)
	  convertHyphInText(aNote.Text)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Loop
'	mri vCurs

End sub

Function needHyphen(lastChar, newChar)
	needHyphen = true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
	ElseIf templateName = PHA Then
		setPHAFirstPageMetadata(curStyle)
	ElseIf templateName = EIFN Then
		setEIFNFirstPageMetadata(curStyle)
	EndIf
	
	oViewCursor.goToRange(oSavePosition, false)
	oViewCursor.jumpToPreviousPage()
	sendRM()
End Sub

Sub setDefault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